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1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13.87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size</text:p>
          </table:table-cell>
          <table:table-cell office:value-type="string">
            <text:p>cumulative</text:p>
          </table:table-cell>
          <table:table-cell table:number-columns-repeated="4"/>
          <table:table-cell office:value-type="string">
            <text:p>size</text:p>
          </table:table-cell>
        </table:table-row>
        <table:table-row table:style-name="ro1">
          <table:table-cell office:value-type="string">
            <text:p>wstx-api-2.9.jar</text:p>
          </table:table-cell>
          <table:table-cell table:number-columns-repeated="2" office:value-type="float" office:value="1443">
            <text:p>1443</text:p>
          </table:table-cell>
          <table:table-cell table:number-columns-repeated="3"/>
          <table:table-cell office:value-type="string">
            <text:p>dhis-support-transaction-2.0.1-SNAPSHOT.jar</text:p>
          </table:table-cell>
          <table:table-cell office:value-type="float" office:value="3653">
            <text:p>3653</text:p>
          </table:table-cell>
        </table:table-row>
        <table:table-row table:style-name="ro1">
          <table:table-cell office:value-type="string">
            <text:p>acegi-security-tiger-1.0.2.jar</text:p>
          </table:table-cell>
          <table:table-cell office:value-type="float" office:value="3091">
            <text:p>3091</text:p>
          </table:table-cell>
          <table:table-cell table:formula="of:=[.B3]+[.C2]" office:value-type="float" office:value="4534">
            <text:p>4534</text:p>
          </table:table-cell>
          <table:table-cell table:number-columns-repeated="3"/>
          <table:table-cell office:value-type="string">
            <text:p>dhis-i18n-translationstore-hibernate-2.0.1-SNAPSHOT.jar</text:p>
          </table:table-cell>
          <table:table-cell office:value-type="float" office:value="6836">
            <text:p>6836</text:p>
          </table:table-cell>
        </table:table-row>
        <table:table-row table:style-name="ro1">
          <table:table-cell office:value-type="string">
            <text:p>dhis-support-transaction-2.0.1-SNAPSHOT.jar</text:p>
          </table:table-cell>
          <table:table-cell office:value-type="float" office:value="3653">
            <text:p>3653</text:p>
          </table:table-cell>
          <table:table-cell table:formula="of:=[.B4]+[.C3]" office:value-type="float" office:value="8187">
            <text:p>8187</text:p>
          </table:table-cell>
          <table:table-cell table:number-columns-repeated="3"/>
          <table:table-cell office:value-type="string">
            <text:p>dhis-i18n-upgrader-2.0.1-SNAPSHOT.jar</text:p>
          </table:table-cell>
          <table:table-cell office:value-type="float" office:value="7181">
            <text:p>7181</text:p>
          </table:table-cell>
        </table:table-row>
        <table:table-row table:style-name="ro1">
          <table:table-cell office:value-type="string">
            <text:p>aopalliance-1.0.jar</text:p>
          </table:table-cell>
          <table:table-cell office:value-type="float" office:value="4467">
            <text:p>4467</text:p>
          </table:table-cell>
          <table:table-cell table:formula="of:=[.B5]+[.C4]" office:value-type="float" office:value="12654">
            <text:p>12654</text:p>
          </table:table-cell>
          <table:table-cell table:number-columns-repeated="3"/>
          <table:table-cell office:value-type="string">
            <text:p>dhis-support-external-2.0.1-SNAPSHOT.jar</text:p>
          </table:table-cell>
          <table:table-cell office:value-type="float" office:value="9416">
            <text:p>9416</text:p>
          </table:table-cell>
        </table:table-row>
        <table:table-row table:style-name="ro1">
          <table:table-cell office:value-type="string">
            <text:p>dhis-i18n-translationstore-hibernate-2.0.1-SNAPSHOT.jar</text:p>
          </table:table-cell>
          <table:table-cell office:value-type="float" office:value="6836">
            <text:p>6836</text:p>
          </table:table-cell>
          <table:table-cell table:formula="of:=[.B6]+[.C5]" office:value-type="float" office:value="19490">
            <text:p>19490</text:p>
          </table:table-cell>
          <table:table-cell table:number-columns-repeated="3"/>
          <table:table-cell office:value-type="string">
            <text:p>dhis-useradminandsecurity-2.0.1-SNAPSHOT.jar</text:p>
          </table:table-cell>
          <table:table-cell office:value-type="float" office:value="9814">
            <text:p>9814</text:p>
          </table:table-cell>
        </table:table-row>
        <table:table-row table:style-name="ro1">
          <table:table-cell office:value-type="string">
            <text:p>dhis-i18n-upgrader-2.0.1-SNAPSHOT.jar</text:p>
          </table:table-cell>
          <table:table-cell office:value-type="float" office:value="7181">
            <text:p>7181</text:p>
          </table:table-cell>
          <table:table-cell table:formula="of:=[.B7]+[.C6]" office:value-type="float" office:value="26671">
            <text:p>26671</text:p>
          </table:table-cell>
          <table:table-cell table:number-columns-repeated="3"/>
          <table:table-cell office:value-type="string">
            <text:p>dhis-i18n-static-2.0.1-SNAPSHOT.jar</text:p>
          </table:table-cell>
          <table:table-cell office:value-type="float" office:value="12143">
            <text:p>12143</text:p>
          </table:table-cell>
        </table:table-row>
        <table:table-row table:style-name="ro1">
          <table:table-cell office:value-type="string">
            <text:p>jsr107cache-1.0.jar</text:p>
          </table:table-cell>
          <table:table-cell office:value-type="float" office:value="8277">
            <text:p>8277</text:p>
          </table:table-cell>
          <table:table-cell table:formula="of:=[.B8]+[.C7]" office:value-type="float" office:value="34948">
            <text:p>34948</text:p>
          </table:table-cell>
          <table:table-cell table:number-columns-repeated="3"/>
          <table:table-cell office:value-type="string">
            <text:p>dhis.jar</text:p>
          </table:table-cell>
          <table:table-cell office:value-type="float" office:value="13419">
            <text:p>13419</text:p>
          </table:table-cell>
        </table:table-row>
        <table:table-row table:style-name="ro1">
          <table:table-cell office:value-type="string">
            <text:p>dhis-support-external-2.0.1-SNAPSHOT.jar</text:p>
          </table:table-cell>
          <table:table-cell office:value-type="float" office:value="9416">
            <text:p>9416</text:p>
          </table:table-cell>
          <table:table-cell table:formula="of:=[.B9]+[.C8]" office:value-type="float" office:value="44364">
            <text:p>44364</text:p>
          </table:table-cell>
          <table:table-cell table:number-columns-repeated="3"/>
          <table:table-cell office:value-type="string">
            <text:p>dhis-i18n-db-2.0.1-SNAPSHOT.jar</text:p>
          </table:table-cell>
          <table:table-cell office:value-type="float" office:value="15162">
            <text:p>15162</text:p>
          </table:table-cell>
        </table:table-row>
        <table:table-row table:style-name="ro1">
          <table:table-cell office:value-type="string">
            <text:p>dhis-useradminandsecurity-2.0.1-SNAPSHOT.jar</text:p>
          </table:table-cell>
          <table:table-cell office:value-type="float" office:value="9814">
            <text:p>9814</text:p>
          </table:table-cell>
          <table:table-cell table:formula="of:=[.B10]+[.C9]" office:value-type="float" office:value="54178">
            <text:p>54178</text:p>
          </table:table-cell>
          <table:table-cell table:number-columns-repeated="3"/>
          <table:table-cell office:value-type="string">
            <text:p>dhis-service-user-hibernate-2.0.1-SNAPSHOT.jar</text:p>
          </table:table-cell>
          <table:table-cell office:value-type="float" office:value="15300">
            <text:p>15300</text:p>
          </table:table-cell>
        </table:table-row>
        <table:table-row table:style-name="ro1">
          <table:table-cell office:value-type="string">
            <text:p>staxwax-1.0.4.jar</text:p>
          </table:table-cell>
          <table:table-cell office:value-type="float" office:value="10956">
            <text:p>10956</text:p>
          </table:table-cell>
          <table:table-cell table:formula="of:=[.B11]+[.C10]" office:value-type="float" office:value="65134">
            <text:p>65134</text:p>
          </table:table-cell>
          <table:table-cell table:number-columns-repeated="3"/>
          <table:table-cell office:value-type="string">
            <text:p>dhis-options-2.0.1-SNAPSHOT.jar</text:p>
          </table:table-cell>
          <table:table-cell office:value-type="float" office:value="18344">
            <text:p>18344</text:p>
          </table:table-cell>
        </table:table-row>
        <table:table-row table:style-name="ro1">
          <table:table-cell office:value-type="string">
            <text:p>dhis-i18n-static-2.0.1-SNAPSHOT.jar</text:p>
          </table:table-cell>
          <table:table-cell office:value-type="float" office:value="12143">
            <text:p>12143</text:p>
          </table:table-cell>
          <table:table-cell table:formula="of:=[.B12]+[.C11]" office:value-type="float" office:value="77277">
            <text:p>77277</text:p>
          </table:table-cell>
          <table:table-cell table:number-columns-repeated="3"/>
          <table:table-cell office:value-type="string">
            <text:p>dhis-support-hibernate-2.0.1-SNAPSHOT.jar</text:p>
          </table:table-cell>
          <table:table-cell office:value-type="float" office:value="20773">
            <text:p>20773</text:p>
          </table:table-cell>
        </table:table-row>
        <table:table-row table:style-name="ro1">
          <table:table-cell office:value-type="string">
            <text:p>dhis.jar</text:p>
          </table:table-cell>
          <table:table-cell office:value-type="float" office:value="13419">
            <text:p>13419</text:p>
          </table:table-cell>
          <table:table-cell table:formula="of:=[.B13]+[.C12]" office:value-type="float" office:value="90696">
            <text:p>90696</text:p>
          </table:table-cell>
          <table:table-cell table:number-columns-repeated="3"/>
          <table:table-cell office:value-type="string">
            <text:p>dhis-service-organisationunit-2.0.1-SNAPSHOT.jar</text:p>
          </table:table-cell>
          <table:table-cell office:value-type="float" office:value="22173">
            <text:p>22173</text:p>
          </table:table-cell>
        </table:table-row>
        <table:table-row table:style-name="ro1">
          <table:table-cell office:value-type="string">
            <text:p>geronimo-spec-jta-1.0-M1.jar</text:p>
          </table:table-cell>
          <table:table-cell office:value-type="float" office:value="13473">
            <text:p>13473</text:p>
          </table:table-cell>
          <table:table-cell table:formula="of:=[.B14]+[.C13]" office:value-type="float" office:value="104169">
            <text:p>104169</text:p>
          </table:table-cell>
          <table:table-cell office:value-type="string">
            <text:p>I think can go</text:p>
          </table:table-cell>
          <table:table-cell table:number-columns-repeated="2"/>
          <table:table-cell office:value-type="string">
            <text:p>dhis-service-administration-2.0.1-SNAPSHOT.jar</text:p>
          </table:table-cell>
          <table:table-cell office:value-type="float" office:value="24072">
            <text:p>24072</text:p>
          </table:table-cell>
        </table:table-row>
        <table:table-row table:style-name="ro1">
          <table:table-cell office:value-type="string">
            <text:p>dhis-i18n-db-2.0.1-SNAPSHOT.jar</text:p>
          </table:table-cell>
          <table:table-cell office:value-type="float" office:value="15162">
            <text:p>15162</text:p>
          </table:table-cell>
          <table:table-cell table:formula="of:=[.B15]+[.C14]" office:value-type="float" office:value="119331">
            <text:p>119331</text:p>
          </table:table-cell>
          <table:table-cell table:number-columns-repeated="3"/>
          <table:table-cell office:value-type="string">
            <text:p>dhis-web-dashboard-integration.jar</text:p>
          </table:table-cell>
          <table:table-cell office:value-type="float" office:value="33002">
            <text:p>33002</text:p>
          </table:table-cell>
        </table:table-row>
        <table:table-row table:style-name="ro1">
          <table:table-cell office:value-type="string">
            <text:p>dhis-service-user-hibernate-2.0.1-SNAPSHOT.jar</text:p>
          </table:table-cell>
          <table:table-cell office:value-type="float" office:value="15300">
            <text:p>15300</text:p>
          </table:table-cell>
          <table:table-cell table:formula="of:=[.B16]+[.C15]" office:value-type="float" office:value="134631">
            <text:p>134631</text:p>
          </table:table-cell>
          <table:table-cell table:number-columns-repeated="3"/>
          <table:table-cell office:value-type="string">
            <text:p>dhis-support-webwork-2.0.1-SNAPSHOT.jar</text:p>
          </table:table-cell>
          <table:table-cell office:value-type="float" office:value="34793">
            <text:p>34793</text:p>
          </table:table-cell>
        </table:table-row>
        <table:table-row table:style-name="ro1">
          <table:table-cell office:value-type="string">
            <text:p>asm-attrs-1.5.3.jar</text:p>
          </table:table-cell>
          <table:table-cell office:value-type="float" office:value="16757">
            <text:p>16757</text:p>
          </table:table-cell>
          <table:table-cell table:formula="of:=[.B17]+[.C16]" office:value-type="float" office:value="151388">
            <text:p>151388</text:p>
          </table:table-cell>
          <table:table-cell table:number-columns-repeated="3"/>
          <table:table-cell office:value-type="string">
            <text:p>dhis-web-maintenance-dataadmin.jar</text:p>
          </table:table-cell>
          <table:table-cell office:value-type="float" office:value="36180">
            <text:p>36180</text:p>
          </table:table-cell>
        </table:table-row>
        <table:table-row table:style-name="ro1">
          <table:table-cell office:value-type="string">
            <text:p>dhis-options-2.0.1-SNAPSHOT.jar</text:p>
          </table:table-cell>
          <table:table-cell office:value-type="float" office:value="18344">
            <text:p>18344</text:p>
          </table:table-cell>
          <table:table-cell table:formula="of:=[.B18]+[.C17]" office:value-type="float" office:value="169732">
            <text:p>169732</text:p>
          </table:table-cell>
          <table:table-cell table:number-columns-repeated="3"/>
          <table:table-cell office:value-type="string">
            <text:p>dhis-web-maintenance-settings.jar</text:p>
          </table:table-cell>
          <table:table-cell office:value-type="float" office:value="36714">
            <text:p>36714</text:p>
          </table:table-cell>
        </table:table-row>
        <table:table-row table:style-name="ro1">
          <table:table-cell office:value-type="string">
            <text:p>cave-process-1.0.3.jar</text:p>
          </table:table-cell>
          <table:table-cell office:value-type="float" office:value="19408">
            <text:p>19408</text:p>
          </table:table-cell>
          <table:table-cell table:formula="of:=[.B19]+[.C18]" office:value-type="float" office:value="189140">
            <text:p>189140</text:p>
          </table:table-cell>
          <table:table-cell table:number-columns-repeated="3"/>
          <table:table-cell office:value-type="string">
            <text:p>dhis-support-system-2.0.1-SNAPSHOT.jar</text:p>
          </table:table-cell>
          <table:table-cell office:value-type="float" office:value="51125">
            <text:p>51125</text:p>
          </table:table-cell>
        </table:table-row>
        <table:table-row table:style-name="ro1">
          <table:table-cell office:value-type="string">
            <text:p>dhis-support-hibernate-2.0.1-SNAPSHOT.jar</text:p>
          </table:table-cell>
          <table:table-cell office:value-type="float" office:value="20773">
            <text:p>20773</text:p>
          </table:table-cell>
          <table:table-cell table:formula="of:=[.B20]+[.C19]" office:value-type="float" office:value="209913">
            <text:p>209913</text:p>
          </table:table-cell>
          <table:table-cell table:number-columns-repeated="3"/>
          <table:table-cell office:value-type="string">
            <text:p>dhis-service-datamart-default-2.0.1-SNAPSHOT.jar</text:p>
          </table:table-cell>
          <table:table-cell office:value-type="float" office:value="62188">
            <text:p>62188</text:p>
          </table:table-cell>
        </table:table-row>
        <table:table-row table:style-name="ro1">
          <table:table-cell office:value-type="string">
            <text:p>dhis-service-organisationunit-2.0.1-SNAPSHOT.jar</text:p>
          </table:table-cell>
          <table:table-cell office:value-type="float" office:value="22173">
            <text:p>22173</text:p>
          </table:table-cell>
          <table:table-cell table:formula="of:=[.B21]+[.C20]" office:value-type="float" office:value="232086">
            <text:p>232086</text:p>
          </table:table-cell>
          <table:table-cell table:number-columns-repeated="3"/>
          <table:table-cell office:value-type="string">
            <text:p>dhis-web-validationrule.jar</text:p>
          </table:table-cell>
          <table:table-cell office:value-type="float" office:value="65645">
            <text:p>65645</text:p>
          </table:table-cell>
        </table:table-row>
        <table:table-row table:style-name="ro1">
          <table:table-cell office:value-type="string">
            <text:p>dhis-service-administration-2.0.1-SNAPSHOT.jar</text:p>
          </table:table-cell>
          <table:table-cell office:value-type="float" office:value="24072">
            <text:p>24072</text:p>
          </table:table-cell>
          <table:table-cell table:formula="of:=[.B22]+[.C21]" office:value-type="float" office:value="256158">
            <text:p>256158</text:p>
          </table:table-cell>
          <table:table-cell table:number-columns-repeated="3"/>
          <table:table-cell office:value-type="string">
            <text:p>dhis-web-maintenance-user.jar</text:p>
          </table:table-cell>
          <table:table-cell office:value-type="float" office:value="73276">
            <text:p>73276</text:p>
          </table:table-cell>
        </table:table-row>
        <table:table-row table:style-name="ro1">
          <table:table-cell office:value-type="string">
            <text:p>xpp3_min-1.1.4c.jar</text:p>
          </table:table-cell>
          <table:table-cell office:value-type="float" office:value="24956">
            <text:p>24956</text:p>
          </table:table-cell>
          <table:table-cell table:formula="of:=[.B23]+[.C22]" office:value-type="float" office:value="281114">
            <text:p>281114</text:p>
          </table:table-cell>
          <table:table-cell table:number-columns-repeated="3"/>
          <table:table-cell office:value-type="string">
            <text:p>dhis-service-reporting-2.0.1-SNAPSHOT.jar</text:p>
          </table:table-cell>
          <table:table-cell office:value-type="float" office:value="76962">
            <text:p>76962</text:p>
          </table:table-cell>
        </table:table-row>
        <table:table-row table:style-name="ro1">
          <table:table-cell office:value-type="string">
            <text:p>asm-1.5.3.jar</text:p>
          </table:table-cell>
          <table:table-cell office:value-type="float" office:value="26361">
            <text:p>26361</text:p>
          </table:table-cell>
          <table:table-cell table:formula="of:=[.B24]+[.C23]" office:value-type="float" office:value="307475">
            <text:p>307475</text:p>
          </table:table-cell>
          <table:table-cell table:number-columns-repeated="3"/>
          <table:table-cell office:value-type="string">
            <text:p>dhis-web-datamart.jar</text:p>
          </table:table-cell>
          <table:table-cell office:value-type="float" office:value="77406">
            <text:p>77406</text:p>
          </table:table-cell>
        </table:table-row>
        <table:table-row table:style-name="ro1">
          <table:table-cell office:value-type="string">
            <text:p>stax-api-1.0.1.jar</text:p>
          </table:table-cell>
          <table:table-cell office:value-type="float" office:value="26514">
            <text:p>26514</text:p>
          </table:table-cell>
          <table:table-cell table:formula="of:=[.B25]+[.C24]" office:value-type="float" office:value="333989">
            <text:p>333989</text:p>
          </table:table-cell>
          <table:table-cell table:number-columns-repeated="3"/>
          <table:table-cell office:value-type="string">
            <text:p>dhis-web-maintenance-dataset.jar</text:p>
          </table:table-cell>
          <table:table-cell office:value-type="float" office:value="90226">
            <text:p>90226</text:p>
          </table:table-cell>
        </table:table-row>
        <table:table-row table:style-name="ro1">
          <table:table-cell office:value-type="string">
            <text:p>commons-email-1.1.jar</text:p>
          </table:table-cell>
          <table:table-cell office:value-type="float" office:value="30651">
            <text:p>30651</text:p>
          </table:table-cell>
          <table:table-cell table:formula="of:=[.B26]+[.C25]" office:value-type="float" office:value="364640">
            <text:p>364640</text:p>
          </table:table-cell>
          <table:table-cell table:number-columns-repeated="3"/>
          <table:table-cell office:value-type="string">
            <text:p>dhis-service-jdbc-2.0.1-SNAPSHOT.jar</text:p>
          </table:table-cell>
          <table:table-cell office:value-type="float" office:value="101799">
            <text:p>101799</text:p>
          </table:table-cell>
        </table:table-row>
        <table:table-row table:style-name="ro1">
          <table:table-cell office:value-type="string">
            <text:p>commons-fileupload-1.1.1.jar</text:p>
          </table:table-cell>
          <table:table-cell office:value-type="float" office:value="31909">
            <text:p>31909</text:p>
          </table:table-cell>
          <table:table-cell table:formula="of:=[.B27]+[.C26]" office:value-type="float" office:value="396549">
            <text:p>396549</text:p>
          </table:table-cell>
          <table:table-cell table:number-columns-repeated="3"/>
          <table:table-cell office:value-type="string">
            <text:p>dhis-web-maintenance-organisationunit.jar</text:p>
          </table:table-cell>
          <table:table-cell office:value-type="float" office:value="104568">
            <text:p>104568</text:p>
          </table:table-cell>
        </table:table-row>
        <table:table-row table:style-name="ro1">
          <table:table-cell office:value-type="string">
            <text:p>dhis-web-dashboard-integration.jar</text:p>
          </table:table-cell>
          <table:table-cell office:value-type="float" office:value="33002">
            <text:p>33002</text:p>
          </table:table-cell>
          <table:table-cell table:formula="of:=[.B28]+[.C27]" office:value-type="float" office:value="429551">
            <text:p>429551</text:p>
          </table:table-cell>
          <table:table-cell table:number-columns-repeated="3"/>
          <table:table-cell office:value-type="string">
            <text:p>dhis-service-core-2.0.1-SNAPSHOT.jar</text:p>
          </table:table-cell>
          <table:table-cell office:value-type="float" office:value="126194">
            <text:p>126194</text:p>
          </table:table-cell>
        </table:table-row>
        <table:table-row table:style-name="ro1">
          <table:table-cell office:value-type="string">
            <text:p>dhis-support-webwork-2.0.1-SNAPSHOT.jar</text:p>
          </table:table-cell>
          <table:table-cell office:value-type="float" office:value="34793">
            <text:p>34793</text:p>
          </table:table-cell>
          <table:table-cell table:formula="of:=[.B29]+[.C28]" office:value-type="float" office:value="464344">
            <text:p>464344</text:p>
          </table:table-cell>
          <table:table-cell table:number-columns-repeated="3"/>
          <table:table-cell office:value-type="string">
            <text:p>dhis-web-dataentry.jar</text:p>
          </table:table-cell>
          <table:table-cell office:value-type="float" office:value="144245">
            <text:p>144245</text:p>
          </table:table-cell>
        </table:table-row>
        <table:table-row table:style-name="ro1">
          <table:table-cell office:value-type="string">
            <text:p>dhis-web-maintenance-dataadmin.jar</text:p>
          </table:table-cell>
          <table:table-cell office:value-type="float" office:value="36180">
            <text:p>36180</text:p>
          </table:table-cell>
          <table:table-cell table:formula="of:=[.B30]+[.C29]" office:value-type="float" office:value="500524">
            <text:p>500524</text:p>
          </table:table-cell>
          <table:table-cell table:number-columns-repeated="3"/>
          <table:table-cell office:value-type="string">
            <text:p>dhis-api-2.0.1-SNAPSHOT.jar</text:p>
          </table:table-cell>
          <table:table-cell office:value-type="float" office:value="213598">
            <text:p>213598</text:p>
          </table:table-cell>
        </table:table-row>
        <table:table-row table:style-name="ro1">
          <table:table-cell office:value-type="string">
            <text:p>dhis-web-maintenance-settings.jar</text:p>
          </table:table-cell>
          <table:table-cell office:value-type="float" office:value="36714">
            <text:p>36714</text:p>
          </table:table-cell>
          <table:table-cell table:formula="of:=[.B31]+[.C30]" office:value-type="float" office:value="537238">
            <text:p>537238</text:p>
          </table:table-cell>
          <table:table-cell table:number-columns-repeated="3"/>
          <table:table-cell office:value-type="string">
            <text:p>dhis-web-commons-2.0.1-SNAPSHOT.jar</text:p>
          </table:table-cell>
          <table:table-cell office:value-type="float" office:value="218342">
            <text:p>218342</text:p>
          </table:table-cell>
        </table:table-row>
        <table:table-row table:style-name="ro1">
          <table:table-cell office:value-type="string">
            <text:p>commons-logging-api-1.1.jar</text:p>
          </table:table-cell>
          <table:table-cell office:value-type="float" office:value="44598">
            <text:p>44598</text:p>
          </table:table-cell>
          <table:table-cell table:formula="of:=[.B32]+[.C31]" office:value-type="float" office:value="581836">
            <text:p>581836</text:p>
          </table:table-cell>
          <table:table-cell table:number-columns-repeated="3"/>
          <table:table-cell office:value-type="string">
            <text:p>dhis-web-importexport.jar</text:p>
          </table:table-cell>
          <table:table-cell office:value-type="float" office:value="281502">
            <text:p>281502</text:p>
          </table:table-cell>
        </table:table-row>
        <table:table-row table:style-name="ro1">
          <table:table-cell office:value-type="string">
            <text:p>commons-codec-1.3.jar</text:p>
          </table:table-cell>
          <table:table-cell office:value-type="float" office:value="46725">
            <text:p>46725</text:p>
          </table:table-cell>
          <table:table-cell table:formula="of:=[.B33]+[.C32]" office:value-type="float" office:value="628561">
            <text:p>628561</text:p>
          </table:table-cell>
          <table:table-cell table:number-columns-repeated="3"/>
          <table:table-cell office:value-type="string">
            <text:p>dhis-web-maintenance-datadictionary.jar</text:p>
          </table:table-cell>
          <table:table-cell office:value-type="float" office:value="297665">
            <text:p>297665</text:p>
          </table:table-cell>
        </table:table-row>
        <table:table-row table:style-name="ro1">
          <table:table-cell office:value-type="string">
            <text:p>dhis-support-system-2.0.1-SNAPSHOT.jar</text:p>
          </table:table-cell>
          <table:table-cell office:value-type="float" office:value="51125">
            <text:p>51125</text:p>
          </table:table-cell>
          <table:table-cell table:formula="of:=[.B34]+[.C33]" office:value-type="float" office:value="679686">
            <text:p>679686</text:p>
          </table:table-cell>
          <table:table-cell table:number-columns-repeated="3"/>
          <table:table-cell office:value-type="string">
            <text:p>dhis-web-reporting.jar</text:p>
          </table:table-cell>
          <table:table-cell office:value-type="float" office:value="376768">
            <text:p>376768</text:p>
          </table:table-cell>
        </table:table-row>
        <table:table-row table:style-name="ro1">
          <table:table-cell office:value-type="string">
            <text:p>commons-logging-1.1.jar</text:p>
          </table:table-cell>
          <table:table-cell office:value-type="float" office:value="52915">
            <text:p>52915</text:p>
          </table:table-cell>
          <table:table-cell table:formula="of:=[.B35]+[.C34]" office:value-type="float" office:value="732601">
            <text:p>732601</text:p>
          </table:table-cell>
          <table:table-cell table:number-columns-repeated="3"/>
          <table:table-cell office:value-type="string">
            <text:p>dhis-service-importexport-2.0.1-SNAPSHOT.jar</text:p>
          </table:table-cell>
          <table:table-cell office:value-type="float" office:value="407408">
            <text:p>407408</text:p>
          </table:table-cell>
        </table:table-row>
        <table:table-row table:style-name="ro1">
          <table:table-cell office:value-type="string">
            <text:p>jep-2.24.jar</text:p>
          </table:table-cell>
          <table:table-cell office:value-type="float" office:value="56755">
            <text:p>56755</text:p>
          </table:table-cell>
          <table:table-cell table:formula="of:=[.B36]+[.C35]" office:value-type="float" office:value="789356">
            <text:p>789356</text:p>
          </table:table-cell>
          <table:table-cell office:value-type="string">
            <text:p>no longer open source – can we use antlr? Or embed a generic interpreter (jpython,jtcl)</text:p>
          </table:table-cell>
          <table:table-cell table:number-columns-repeated="4"/>
        </table:table-row>
        <table:table-row table:style-name="ro1">
          <table:table-cell office:value-type="string">
            <text:p>commons-io-1.1.jar</text:p>
          </table:table-cell>
          <table:table-cell office:value-type="float" office:value="61562">
            <text:p>61562</text:p>
          </table:table-cell>
          <table:table-cell table:formula="of:=[.B37]+[.C36]" office:value-type="float" office:value="850918">
            <text:p>850918</text:p>
          </table:table-cell>
          <table:table-cell table:number-columns-repeated="3"/>
          <table:table-cell office:value-type="string">
            <text:p>Total</text:p>
          </table:table-cell>
          <table:table-cell office:value-type="float" office:value="3087892">
            <text:p>3087892</text:p>
          </table:table-cell>
        </table:table-row>
        <table:table-row table:style-name="ro1">
          <table:table-cell office:value-type="string">
            <text:p>dhis-service-datamart-default-2.0.1-SNAPSHOT.jar</text:p>
          </table:table-cell>
          <table:table-cell office:value-type="float" office:value="62188">
            <text:p>62188</text:p>
          </table:table-cell>
          <table:table-cell table:formula="of:=[.B38]+[.C37]" office:value-type="float" office:value="913106">
            <text:p>913106</text:p>
          </table:table-cell>
          <table:table-cell table:number-columns-repeated="5"/>
        </table:table-row>
        <table:table-row table:style-name="ro1">
          <table:table-cell office:value-type="string">
            <text:p>activation-1.1.jar</text:p>
          </table:table-cell>
          <table:table-cell office:value-type="float" office:value="62983">
            <text:p>62983</text:p>
          </table:table-cell>
          <table:table-cell table:formula="of:=[.B39]+[.C38]" office:value-type="float" office:value="976089">
            <text:p>976089</text:p>
          </table:table-cell>
          <table:table-cell table:number-columns-repeated="5"/>
        </table:table-row>
        <table:table-row table:style-name="ro1">
          <table:table-cell office:value-type="string">
            <text:p>oro-2.0.8.jar</text:p>
          </table:table-cell>
          <table:table-cell office:value-type="float" office:value="65261">
            <text:p>65261</text:p>
          </table:table-cell>
          <table:table-cell table:formula="of:=[.B40]+[.C39]" office:value-type="float" office:value="1041350">
            <text:p>1041350</text:p>
          </table:table-cell>
          <table:table-cell office:value-type="string">
            <text:p>Don't think this is being used</text:p>
          </table:table-cell>
          <table:table-cell table:number-columns-repeated="4"/>
        </table:table-row>
        <table:table-row table:style-name="ro1">
          <table:table-cell office:value-type="string">
            <text:p>dhis-web-validationrule.jar</text:p>
          </table:table-cell>
          <table:table-cell office:value-type="float" office:value="65645">
            <text:p>65645</text:p>
          </table:table-cell>
          <table:table-cell table:formula="of:=[.B41]+[.C40]" office:value-type="float" office:value="1106995">
            <text:p>1106995</text:p>
          </table:table-cell>
          <table:table-cell table:number-columns-repeated="5"/>
        </table:table-row>
        <table:table-row table:style-name="ro1">
          <table:table-cell office:value-type="string">
            <text:p>dhis-web-maintenance-user.jar</text:p>
          </table:table-cell>
          <table:table-cell office:value-type="float" office:value="73276">
            <text:p>73276</text:p>
          </table:table-cell>
          <table:table-cell table:formula="of:=[.B42]+[.C41]" office:value-type="float" office:value="1180271">
            <text:p>1180271</text:p>
          </table:table-cell>
          <table:table-cell table:number-columns-repeated="5"/>
        </table:table-row>
        <table:table-row table:style-name="ro1">
          <table:table-cell office:value-type="string">
            <text:p>dhis-service-reporting-2.0.1-SNAPSHOT.jar</text:p>
          </table:table-cell>
          <table:table-cell office:value-type="float" office:value="76962">
            <text:p>76962</text:p>
          </table:table-cell>
          <table:table-cell table:formula="of:=[.B43]+[.C42]" office:value-type="float" office:value="1257233">
            <text:p>1257233</text:p>
          </table:table-cell>
          <table:table-cell table:number-columns-repeated="5"/>
        </table:table-row>
        <table:table-row table:style-name="ro1">
          <table:table-cell office:value-type="string">
            <text:p>dhis-web-datamart.jar</text:p>
          </table:table-cell>
          <table:table-cell office:value-type="float" office:value="77406">
            <text:p>77406</text:p>
          </table:table-cell>
          <table:table-cell table:formula="of:=[.B44]+[.C43]" office:value-type="float" office:value="1334639">
            <text:p>1334639</text:p>
          </table:table-cell>
          <table:table-cell table:number-columns-repeated="5"/>
        </table:table-row>
        <table:table-row table:style-name="ro1">
          <table:table-cell office:value-type="string">
            <text:p>ibatis2-common-2.1.7.597.jar</text:p>
          </table:table-cell>
          <table:table-cell office:value-type="float" office:value="85038">
            <text:p>85038</text:p>
          </table:table-cell>
          <table:table-cell table:formula="of:=[.B45]+[.C44]" office:value-type="float" office:value="1419677">
            <text:p>1419677</text:p>
          </table:table-cell>
          <table:table-cell table:number-columns-repeated="5"/>
        </table:table-row>
        <table:table-row table:style-name="ro1">
          <table:table-cell office:value-type="string">
            <text:p>velocity-tools-1.2.jar</text:p>
          </table:table-cell>
          <table:table-cell office:value-type="float" office:value="88194">
            <text:p>88194</text:p>
          </table:table-cell>
          <table:table-cell table:formula="of:=[.B46]+[.C45]" office:value-type="float" office:value="1507871">
            <text:p>1507871</text:p>
          </table:table-cell>
          <table:table-cell table:number-columns-repeated="5"/>
        </table:table-row>
        <table:table-row table:style-name="ro1">
          <table:table-cell office:value-type="string">
            <text:p>dhis-web-maintenance-dataset.jar</text:p>
          </table:table-cell>
          <table:table-cell office:value-type="float" office:value="90226">
            <text:p>90226</text:p>
          </table:table-cell>
          <table:table-cell table:formula="of:=[.B47]+[.C46]" office:value-type="float" office:value="1598097">
            <text:p>1598097</text:p>
          </table:table-cell>
          <table:table-cell table:number-columns-repeated="5"/>
        </table:table-row>
        <table:table-row table:style-name="ro1">
          <table:table-cell office:value-type="string">
            <text:p>oscore-2.2.4.jar</text:p>
          </table:table-cell>
          <table:table-cell office:value-type="float" office:value="91078">
            <text:p>91078</text:p>
          </table:table-cell>
          <table:table-cell table:formula="of:=[.B48]+[.C47]" office:value-type="float" office:value="1689175">
            <text:p>1689175</text:p>
          </table:table-cell>
          <table:table-cell office:value-type="string">
            <text:p>xwork dependency</text:p>
          </table:table-cell>
          <table:table-cell table:number-columns-repeated="4"/>
        </table:table-row>
        <table:table-row table:style-name="ro1">
          <table:table-cell office:value-type="string">
            <text:p>xpp3-1.1.3.3.jar</text:p>
          </table:table-cell>
          <table:table-cell office:value-type="float" office:value="93395">
            <text:p>93395</text:p>
          </table:table-cell>
          <table:table-cell table:formula="of:=[.B49]+[.C48]" office:value-type="float" office:value="1782570">
            <text:p>1782570</text:p>
          </table:table-cell>
          <table:table-cell office:value-type="string">
            <text:p>required by dom4j?</text:p>
          </table:table-cell>
          <table:table-cell table:number-columns-repeated="4"/>
        </table:table-row>
        <table:table-row table:style-name="ro1">
          <table:table-cell office:value-type="string">
            <text:p>servlet-api-2.4.jar</text:p>
          </table:table-cell>
          <table:table-cell office:value-type="float" office:value="97693">
            <text:p>97693</text:p>
          </table:table-cell>
          <table:table-cell table:formula="of:=[.B50]+[.C49]" office:value-type="float" office:value="1880263">
            <text:p>1880263</text:p>
          </table:table-cell>
          <table:table-cell office:value-type="string">
            <text:p>required for build.</text:p>
          </table:table-cell>
          <table:table-cell table:number-columns-repeated="4"/>
        </table:table-row>
        <table:table-row table:style-name="ro1">
          <table:table-cell office:value-type="string">
            <text:p>dhis-service-jdbc-2.0.1-SNAPSHOT.jar</text:p>
          </table:table-cell>
          <table:table-cell office:value-type="float" office:value="101799">
            <text:p>101799</text:p>
          </table:table-cell>
          <table:table-cell table:formula="of:=[.B51]+[.C50]" office:value-type="float" office:value="1982062">
            <text:p>1982062</text:p>
          </table:table-cell>
          <table:table-cell table:number-columns-repeated="5"/>
        </table:table-row>
        <table:table-row table:style-name="ro1">
          <table:table-cell office:value-type="string">
            <text:p>dhis-web-maintenance-organisationunit.jar</text:p>
          </table:table-cell>
          <table:table-cell office:value-type="float" office:value="104568">
            <text:p>104568</text:p>
          </table:table-cell>
          <table:table-cell table:formula="of:=[.B52]+[.C51]" office:value-type="float" office:value="2086630">
            <text:p>2086630</text:p>
          </table:table-cell>
          <table:table-cell table:number-columns-repeated="5"/>
        </table:table-row>
        <table:table-row table:style-name="ro1">
          <table:table-cell office:value-type="string">
            <text:p>xml-apis-1.0.b2.jar</text:p>
          </table:table-cell>
          <table:table-cell office:value-type="float" office:value="109318">
            <text:p>109318</text:p>
          </table:table-cell>
          <table:table-cell table:formula="of:=[.B53]+[.C52]" office:value-type="float" office:value="2195948">
            <text:p>2195948</text:p>
          </table:table-cell>
          <table:table-cell office:value-type="string">
            <text:p>we have two versions – I don't think either are being used.</text:p>
          </table:table-cell>
          <table:table-cell table:number-columns-repeated="4"/>
        </table:table-row>
        <table:table-row table:style-name="ro1">
          <table:table-cell office:value-type="string">
            <text:p>rife-continuations-0.0.2.jar</text:p>
          </table:table-cell>
          <table:table-cell office:value-type="float" office:value="116956">
            <text:p>116956</text:p>
          </table:table-cell>
          <table:table-cell table:formula="of:=[.B54]+[.C53]" office:value-type="float" office:value="2312904">
            <text:p>2312904</text:p>
          </table:table-cell>
          <table:table-cell office:value-type="string">
            <text:p>I think this can go. <text:s/>Xwork dependency.</text:p>
          </table:table-cell>
          <table:table-cell table:number-columns-repeated="4"/>
        </table:table-row>
        <table:table-row table:style-name="ro1">
          <table:table-cell office:value-type="string">
            <text:p>dhis-service-core-2.0.1-SNAPSHOT.jar</text:p>
          </table:table-cell>
          <table:table-cell office:value-type="float" office:value="126194">
            <text:p>126194</text:p>
          </table:table-cell>
          <table:table-cell table:formula="of:=[.B55]+[.C54]" office:value-type="float" office:value="2439098">
            <text:p>2439098</text:p>
          </table:table-cell>
          <table:table-cell table:number-columns-repeated="5"/>
        </table:table-row>
        <table:table-row table:style-name="ro1">
          <table:table-cell office:value-type="string">
            <text:p>commons-validator-1.3.1.jar</text:p>
          </table:table-cell>
          <table:table-cell office:value-type="float" office:value="138956">
            <text:p>138956</text:p>
          </table:table-cell>
          <table:table-cell table:formula="of:=[.B56]+[.C55]" office:value-type="float" office:value="2578054">
            <text:p>2578054</text:p>
          </table:table-cell>
          <table:table-cell table:number-columns-repeated="5"/>
        </table:table-row>
        <table:table-row table:style-name="ro1">
          <table:table-cell office:value-type="string">
            <text:p>commons-digester-1.7.jar</text:p>
          </table:table-cell>
          <table:table-cell office:value-type="float" office:value="139966">
            <text:p>139966</text:p>
          </table:table-cell>
          <table:table-cell table:formula="of:=[.B57]+[.C56]" office:value-type="float" office:value="2718020">
            <text:p>2718020</text:p>
          </table:table-cell>
          <table:table-cell table:number-columns-repeated="5"/>
        </table:table-row>
        <table:table-row table:style-name="ro1">
          <table:table-cell office:value-type="string">
            <text:p>dhis-web-dataentry.jar</text:p>
          </table:table-cell>
          <table:table-cell office:value-type="float" office:value="144245">
            <text:p>144245</text:p>
          </table:table-cell>
          <table:table-cell table:formula="of:=[.B58]+[.C57]" office:value-type="float" office:value="2862265">
            <text:p>2862265</text:p>
          </table:table-cell>
          <table:table-cell table:number-columns-repeated="5"/>
        </table:table-row>
        <table:table-row table:style-name="ro1">
          <table:table-cell office:value-type="string">
            <text:p>junit-4.4.jar</text:p>
          </table:table-cell>
          <table:table-cell office:value-type="float" office:value="161477">
            <text:p>161477</text:p>
          </table:table-cell>
          <table:table-cell table:formula="of:=[.B59]+[.C58]" office:value-type="float" office:value="3023742">
            <text:p>3023742</text:p>
          </table:table-cell>
          <table:table-cell table:number-columns-repeated="5"/>
        </table:table-row>
        <table:table-row table:style-name="ro1">
          <table:table-cell office:value-type="string">
            <text:p>ognl-2.6.9.jar</text:p>
          </table:table-cell>
          <table:table-cell office:value-type="float" office:value="167958">
            <text:p>167958</text:p>
          </table:table-cell>
          <table:table-cell table:formula="of:=[.B60]+[.C59]" office:value-type="float" office:value="3191700">
            <text:p>3191700</text:p>
          </table:table-cell>
          <table:table-cell office:value-type="string">
            <text:p>we have two versions – used with webwork</text:p>
          </table:table-cell>
          <table:table-cell office:value-type="string">
            <text:p>Gone</text:p>
          </table:table-cell>
          <table:table-cell table:number-columns-repeated="3"/>
        </table:table-row>
        <table:table-row table:style-name="ro1">
          <table:table-cell office:value-type="string">
            <text:p>ognl-2.6.11.jar</text:p>
          </table:table-cell>
          <table:table-cell office:value-type="float" office:value="168081">
            <text:p>168081</text:p>
          </table:table-cell>
          <table:table-cell table:formula="of:=[.B61]+[.C60]" office:value-type="float" office:value="3359781">
            <text:p>3359781</text:p>
          </table:table-cell>
          <table:table-cell office:value-type="string">
            <text:p>we have two versions – used with webwork</text:p>
          </table:table-cell>
          <table:table-cell table:number-columns-repeated="4"/>
        </table:table-row>
        <table:table-row table:style-name="ro1">
          <table:table-cell office:value-type="string">
            <text:p>stax2-api-3.0.1.jar</text:p>
          </table:table-cell>
          <table:table-cell office:value-type="float" office:value="179977">
            <text:p>179977</text:p>
          </table:table-cell>
          <table:table-cell table:formula="of:=[.B62]+[.C61]" office:value-type="float" office:value="3539758">
            <text:p>3539758</text:p>
          </table:table-cell>
          <table:table-cell table:number-columns-repeated="5"/>
        </table:table-row>
        <table:table-row table:style-name="ro1">
          <table:table-cell office:value-type="string">
            <text:p>commons-beanutils-1.7.0.jar</text:p>
          </table:table-cell>
          <table:table-cell office:value-type="float" office:value="188671">
            <text:p>188671</text:p>
          </table:table-cell>
          <table:table-cell table:formula="of:=[.B63]+[.C62]" office:value-type="float" office:value="3728429">
            <text:p>3728429</text:p>
          </table:table-cell>
          <table:table-cell table:number-columns-repeated="5"/>
        </table:table-row>
        <table:table-row table:style-name="ro1">
          <table:table-cell office:value-type="string">
            <text:p>xml-apis-1.3.02.jar</text:p>
          </table:table-cell>
          <table:table-cell office:value-type="float" office:value="194205">
            <text:p>194205</text:p>
          </table:table-cell>
          <table:table-cell table:formula="of:=[.B64]+[.C63]" office:value-type="float" office:value="3922634">
            <text:p>3922634</text:p>
          </table:table-cell>
          <table:table-cell office:value-type="string">
            <text:p>we have two versions – I don't think either are being used – possibly dhis-web-gis.</text:p>
          </table:table-cell>
          <table:table-cell table:number-columns-repeated="4"/>
        </table:table-row>
        <table:table-row table:style-name="ro1">
          <table:table-cell office:value-type="string">
            <text:p>commons-lang-2.1.jar</text:p>
          </table:table-cell>
          <table:table-cell office:value-type="float" office:value="207723">
            <text:p>207723</text:p>
          </table:table-cell>
          <table:table-cell table:formula="of:=[.B65]+[.C64]" office:value-type="float" office:value="4130357">
            <text:p>4130357</text:p>
          </table:table-cell>
          <table:table-cell table:number-columns-repeated="5"/>
        </table:table-row>
        <table:table-row table:style-name="ro1">
          <table:table-cell office:value-type="string">
            <text:p>dhis-api-2.0.1-SNAPSHOT.jar</text:p>
          </table:table-cell>
          <table:table-cell office:value-type="float" office:value="213598">
            <text:p>213598</text:p>
          </table:table-cell>
          <table:table-cell table:formula="of:=[.B66]+[.C65]" office:value-type="float" office:value="4343955">
            <text:p>4343955</text:p>
          </table:table-cell>
          <table:table-cell table:number-columns-repeated="5"/>
        </table:table-row>
        <table:table-row table:style-name="ro1">
          <table:table-cell office:value-type="string">
            <text:p>dhis-web-commons-2.0.1-SNAPSHOT.jar</text:p>
          </table:table-cell>
          <table:table-cell office:value-type="float" office:value="218342">
            <text:p>218342</text:p>
          </table:table-cell>
          <table:table-cell table:formula="of:=[.B67]+[.C66]" office:value-type="float" office:value="4562297">
            <text:p>4562297</text:p>
          </table:table-cell>
          <table:table-cell table:number-columns-repeated="5"/>
        </table:table-row>
        <table:table-row table:style-name="ro1">
          <table:table-cell office:value-type="string">
            <text:p>ehcache-1.5.0.jar</text:p>
          </table:table-cell>
          <table:table-cell office:value-type="float" office:value="264400">
            <text:p>264400</text:p>
          </table:table-cell>
          <table:table-cell table:formula="of:=[.B68]+[.C67]" office:value-type="float" office:value="4826697">
            <text:p>4826697</text:p>
          </table:table-cell>
          <table:table-cell table:number-columns-repeated="5"/>
        </table:table-row>
        <table:table-row table:style-name="ro1">
          <table:table-cell office:value-type="string">
            <text:p>dhis-web-importexport.jar</text:p>
          </table:table-cell>
          <table:table-cell office:value-type="float" office:value="281502">
            <text:p>281502</text:p>
          </table:table-cell>
          <table:table-cell table:formula="of:=[.B69]+[.C68]" office:value-type="float" office:value="5108199">
            <text:p>5108199</text:p>
          </table:table-cell>
          <table:table-cell table:number-columns-repeated="5"/>
        </table:table-row>
        <table:table-row table:style-name="ro1">
          <table:table-cell office:value-type="string">
            <text:p>cglib-2.1_3.jar</text:p>
          </table:table-cell>
          <table:table-cell office:value-type="float" office:value="282338">
            <text:p>282338</text:p>
          </table:table-cell>
          <table:table-cell table:formula="of:=[.B70]+[.C69]" office:value-type="float" office:value="5390537">
            <text:p>5390537</text:p>
          </table:table-cell>
          <table:table-cell table:number-columns-repeated="5"/>
        </table:table-row>
        <table:table-row table:style-name="ro1">
          <table:table-cell office:value-type="string">
            <text:p>spring-core-2.5.6.jar</text:p>
          </table:table-cell>
          <table:table-cell office:value-type="float" office:value="285491">
            <text:p>285491</text:p>
          </table:table-cell>
          <table:table-cell table:formula="of:=[.B71]+[.C70]" office:value-type="float" office:value="5676028">
            <text:p>5676028</text:p>
          </table:table-cell>
          <table:table-cell table:number-columns-repeated="5"/>
        </table:table-row>
        <table:table-row table:style-name="ro1">
          <table:table-cell office:value-type="string">
            <text:p>xwork-1.2.3.jar</text:p>
          </table:table-cell>
          <table:table-cell office:value-type="float" office:value="286284">
            <text:p>286284</text:p>
          </table:table-cell>
          <table:table-cell table:formula="of:=[.B72]+[.C71]" office:value-type="float" office:value="5962312">
            <text:p>5962312</text:p>
          </table:table-cell>
          <table:table-cell table:number-columns-repeated="5"/>
        </table:table-row>
        <table:table-row table:style-name="ro1">
          <table:table-cell office:value-type="string">
            <text:p>dhis-web-maintenance-datadictionary.jar</text:p>
          </table:table-cell>
          <table:table-cell office:value-type="float" office:value="297665">
            <text:p>297665</text:p>
          </table:table-cell>
          <table:table-cell table:formula="of:=[.B73]+[.C72]" office:value-type="float" office:value="6259977">
            <text:p>6259977</text:p>
          </table:table-cell>
          <table:table-cell table:number-columns-repeated="5"/>
        </table:table-row>
        <table:table-row table:style-name="ro1">
          <table:table-cell office:value-type="string">
            <text:p>ibatis2-sqlmap-2.1.7.597.jar</text:p>
          </table:table-cell>
          <table:table-cell office:value-type="float" office:value="304649">
            <text:p>304649</text:p>
          </table:table-cell>
          <table:table-cell table:formula="of:=[.B74]+[.C73]" office:value-type="float" office:value="6564626">
            <text:p>6564626</text:p>
          </table:table-cell>
          <table:table-cell table:number-columns-repeated="5"/>
        </table:table-row>
        <table:table-row table:style-name="ro1">
          <table:table-cell office:value-type="string">
            <text:p>jcommon-1.0.14.jar</text:p>
          </table:table-cell>
          <table:table-cell office:value-type="float" office:value="307917">
            <text:p>307917</text:p>
          </table:table-cell>
          <table:table-cell table:formula="of:=[.B75]+[.C74]" office:value-type="float" office:value="6872543">
            <text:p>6872543</text:p>
          </table:table-cell>
          <table:table-cell table:number-columns-repeated="5"/>
        </table:table-row>
        <table:table-row table:style-name="ro1">
          <table:table-cell office:value-type="string">
            <text:p>dom4j-1.6.1.jar</text:p>
          </table:table-cell>
          <table:table-cell office:value-type="float" office:value="313898">
            <text:p>313898</text:p>
          </table:table-cell>
          <table:table-cell table:formula="of:=[.B76]+[.C75]" office:value-type="float" office:value="7186441">
            <text:p>7186441</text:p>
          </table:table-cell>
          <table:table-cell office:value-type="string">
            <text:p>hibernate dependency? <text:s/>If we are stuck with it we might consider using it.</text:p>
          </table:table-cell>
          <table:table-cell table:number-columns-repeated="4"/>
        </table:table-row>
        <table:table-row table:style-name="ro1">
          <table:table-cell office:value-type="string">
            <text:p>backport-util-concurrent-3.1.jar</text:p>
          </table:table-cell>
          <table:table-cell office:value-type="float" office:value="331716">
            <text:p>331716</text:p>
          </table:table-cell>
          <table:table-cell table:formula="of:=[.B77]+[.C76]" office:value-type="float" office:value="7518157">
            <text:p>7518157</text:p>
          </table:table-cell>
          <table:table-cell office:value-type="string">
            <text:p>Dependency of spring to support pre-java 1.5. <text:s/>The concurrency lib is now standard. <text:s/></text:p>
          </table:table-cell>
          <table:table-cell table:number-columns-repeated="4"/>
        </table:table-row>
        <table:table-row table:style-name="ro1">
          <table:table-cell office:value-type="string">
            <text:p>commons-math-1.2.jar</text:p>
          </table:table-cell>
          <table:table-cell office:value-type="float" office:value="338488">
            <text:p>338488</text:p>
          </table:table-cell>
          <table:table-cell table:formula="of:=[.B78]+[.C77]" office:value-type="float" office:value="7856645">
            <text:p>7856645</text:p>
          </table:table-cell>
          <table:table-cell table:number-columns-repeated="5"/>
        </table:table-row>
        <table:table-row table:style-name="ro1">
          <table:table-cell office:value-type="string">
            <text:p>log4j-1.2.12.jar</text:p>
          </table:table-cell>
          <table:table-cell office:value-type="float" office:value="358085">
            <text:p>358085</text:p>
          </table:table-cell>
          <table:table-cell table:formula="of:=[.B79]+[.C78]" office:value-type="float" office:value="8214730">
            <text:p>8214730</text:p>
          </table:table-cell>
          <table:table-cell table:number-columns-repeated="5"/>
        </table:table-row>
        <table:table-row table:style-name="ro1">
          <table:table-cell office:value-type="string">
            <text:p>dhis-web-reporting.jar</text:p>
          </table:table-cell>
          <table:table-cell office:value-type="float" office:value="376768">
            <text:p>376768</text:p>
          </table:table-cell>
          <table:table-cell table:formula="of:=[.B80]+[.C79]" office:value-type="float" office:value="8591498">
            <text:p>8591498</text:p>
          </table:table-cell>
          <table:table-cell table:number-columns-repeated="5"/>
        </table:table-row>
        <table:table-row table:style-name="ro1">
          <table:table-cell office:value-type="string">
            <text:p>mail-1.4.jar</text:p>
          </table:table-cell>
          <table:table-cell office:value-type="float" office:value="388864">
            <text:p>388864</text:p>
          </table:table-cell>
          <table:table-cell table:formula="of:=[.B81]+[.C80]" office:value-type="float" office:value="8980362">
            <text:p>8980362</text:p>
          </table:table-cell>
          <table:table-cell office:value-type="string">
            <text:p>Can't figure why this is here – do we send mail?</text:p>
          </table:table-cell>
          <table:table-cell table:number-columns-repeated="4"/>
        </table:table-row>
        <table:table-row table:style-name="ro1">
          <table:table-cell office:value-type="string">
            <text:p>velocity-1.5.jar</text:p>
          </table:table-cell>
          <table:table-cell office:value-type="float" office:value="392124">
            <text:p>392124</text:p>
          </table:table-cell>
          <table:table-cell table:formula="of:=[.B82]+[.C81]" office:value-type="float" office:value="9372486">
            <text:p>9372486</text:p>
          </table:table-cell>
          <table:table-cell table:number-columns-repeated="5"/>
        </table:table-row>
        <table:table-row table:style-name="ro1">
          <table:table-cell office:value-type="string">
            <text:p>dhis-service-importexport-2.0.1-SNAPSHOT.jar</text:p>
          </table:table-cell>
          <table:table-cell office:value-type="float" office:value="407408">
            <text:p>407408</text:p>
          </table:table-cell>
          <table:table-cell table:formula="of:=[.B83]+[.C82]" office:value-type="float" office:value="9779894">
            <text:p>9779894</text:p>
          </table:table-cell>
          <table:table-cell table:number-columns-repeated="5"/>
        </table:table-row>
        <table:table-row table:style-name="ro1">
          <table:table-cell office:value-type="string">
            <text:p>xstream-1.3.jar</text:p>
          </table:table-cell>
          <table:table-cell office:value-type="float" office:value="411090">
            <text:p>411090</text:p>
          </table:table-cell>
          <table:table-cell table:formula="of:=[.B84]+[.C83]" office:value-type="float" office:value="10190984">
            <text:p>10190984</text:p>
          </table:table-cell>
          <table:table-cell office:value-type="string">
            <text:p>only used in external config manager – can be (should be) reimplemented</text:p>
          </table:table-cell>
          <table:table-cell table:number-columns-repeated="4"/>
        </table:table-row>
        <table:table-row table:style-name="ro1">
          <table:table-cell office:value-type="string">
            <text:p>antlr-2.7.6.jar</text:p>
          </table:table-cell>
          <table:table-cell office:value-type="float" office:value="443432">
            <text:p>443432</text:p>
          </table:table-cell>
          <table:table-cell table:formula="of:=[.B85]+[.C84]" office:value-type="float" office:value="10634416">
            <text:p>10634416</text:p>
          </table:table-cell>
          <table:table-cell office:value-type="string">
            <text:p>required by hibernate</text:p>
          </table:table-cell>
          <table:table-cell table:number-columns-repeated="4"/>
        </table:table-row>
        <table:table-row table:style-name="ro1">
          <table:table-cell office:value-type="string">
            <text:p>acegi-security-1.0.2.jar</text:p>
          </table:table-cell>
          <table:table-cell office:value-type="float" office:value="456993">
            <text:p>456993</text:p>
          </table:table-cell>
          <table:table-cell table:formula="of:=[.B86]+[.C85]" office:value-type="float" office:value="11091409">
            <text:p>11091409</text:p>
          </table:table-cell>
          <table:table-cell table:number-columns-repeated="5"/>
        </table:table-row>
        <table:table-row table:style-name="ro1">
          <table:table-cell office:value-type="string">
            <text:p>postgresql-8.3-603.jdbc4.jar</text:p>
          </table:table-cell>
          <table:table-cell office:value-type="float" office:value="474746">
            <text:p>474746</text:p>
          </table:table-cell>
          <table:table-cell table:formula="of:=[.B87]+[.C86]" office:value-type="float" office:value="11566155">
            <text:p>11566155</text:p>
          </table:table-cell>
          <table:table-cell table:number-columns-repeated="5"/>
        </table:table-row>
        <table:table-row table:style-name="ro1">
          <table:table-cell office:value-type="string">
            <text:p>woodstox-core-asl-4.0.3.jar</text:p>
          </table:table-cell>
          <table:table-cell office:value-type="float" office:value="481111">
            <text:p>481111</text:p>
          </table:table-cell>
          <table:table-cell table:formula="of:=[.B88]+[.C87]" office:value-type="float" office:value="12047266">
            <text:p>12047266</text:p>
          </table:table-cell>
          <table:table-cell office:value-type="string">
            <text:p>stax support now builtin to java 6. <text:s/>can go. <text:s/>Staxwax dependency.</text:p>
          </table:table-cell>
          <table:table-cell table:number-columns-repeated="4"/>
        </table:table-row>
        <table:table-row table:style-name="ro1">
          <table:table-cell office:value-type="string">
            <text:p>spring-beans-2.5.6.jar</text:p>
          </table:table-cell>
          <table:table-cell office:value-type="float" office:value="488282">
            <text:p>488282</text:p>
          </table:table-cell>
          <table:table-cell table:formula="of:=[.B89]+[.C88]" office:value-type="float" office:value="12535548">
            <text:p>12535548</text:p>
          </table:table-cell>
          <table:table-cell table:number-columns-repeated="5"/>
        </table:table-row>
        <table:table-row table:style-name="ro1">
          <table:table-cell office:value-type="string">
            <text:p>joda-time-1.5.2.jar</text:p>
          </table:table-cell>
          <table:table-cell office:value-type="float" office:value="531326">
            <text:p>531326</text:p>
          </table:table-cell>
          <table:table-cell table:formula="of:=[.B90]+[.C89]" office:value-type="float" office:value="13066874">
            <text:p>13066874</text:p>
          </table:table-cell>
          <table:table-cell office:value-type="string">
            <text:p>only used for days function – can be reimplemented</text:p>
          </table:table-cell>
          <table:table-cell table:number-columns-repeated="4"/>
        </table:table-row>
        <table:table-row table:style-name="ro1">
          <table:table-cell office:value-type="string">
            <text:p>commons-collections-3.2.jar</text:p>
          </table:table-cell>
          <table:table-cell office:value-type="float" office:value="571259">
            <text:p>571259</text:p>
          </table:table-cell>
          <table:table-cell table:formula="of:=[.B91]+[.C90]" office:value-type="float" office:value="13638133">
            <text:p>13638133</text:p>
          </table:table-cell>
          <table:table-cell table:number-columns-repeated="5"/>
        </table:table-row>
        <table:table-row table:style-name="ro1">
          <table:table-cell office:value-type="string">
            <text:p>c3p0-0.9.1.2.jar</text:p>
          </table:table-cell>
          <table:table-cell office:value-type="float" office:value="610790">
            <text:p>610790</text:p>
          </table:table-cell>
          <table:table-cell table:formula="of:=[.B92]+[.C91]" office:value-type="float" office:value="14248923">
            <text:p>14248923</text:p>
          </table:table-cell>
          <table:table-cell table:number-columns-repeated="5"/>
        </table:table-row>
        <table:table-row table:style-name="ro1">
          <table:table-cell office:value-type="string">
            <text:p>jxl-2.6.jar</text:p>
          </table:table-cell>
          <table:table-cell office:value-type="float" office:value="660390">
            <text:p>660390</text:p>
          </table:table-cell>
          <table:table-cell table:formula="of:=[.B93]+[.C92]" office:value-type="float" office:value="14909313">
            <text:p>14909313</text:p>
          </table:table-cell>
          <table:table-cell office:value-type="string">
            <text:p>maybe will be replaced by poi</text:p>
          </table:table-cell>
          <table:table-cell table:number-columns-repeated="4"/>
        </table:table-row>
        <table:table-row table:style-name="ro1">
          <table:table-cell office:value-type="string">
            <text:p>mysql-connector-java-5.1.6.jar</text:p>
          </table:table-cell>
          <table:table-cell office:value-type="float" office:value="703265">
            <text:p>703265</text:p>
          </table:table-cell>
          <table:table-cell table:formula="of:=[.B94]+[.C93]" office:value-type="float" office:value="15612578">
            <text:p>15612578</text:p>
          </table:table-cell>
          <table:table-cell table:number-columns-repeated="5"/>
        </table:table-row>
        <table:table-row table:style-name="ro1">
          <table:table-cell office:value-type="string">
            <text:p>freemarker-2.3.4.jar</text:p>
          </table:table-cell>
          <table:table-cell office:value-type="float" office:value="789043">
            <text:p>789043</text:p>
          </table:table-cell>
          <table:table-cell table:formula="of:=[.B95]+[.C94]" office:value-type="float" office:value="16401621">
            <text:p>16401621</text:p>
          </table:table-cell>
          <table:table-cell office:value-type="string">
            <text:p>can go I think. Xwork dependency.</text:p>
          </table:table-cell>
          <table:table-cell table:number-columns-repeated="4"/>
        </table:table-row>
        <table:table-row table:style-name="ro1">
          <table:table-cell office:value-type="string">
            <text:p>poi-2.5.1-final-20040804.jar</text:p>
          </table:table-cell>
          <table:table-cell office:value-type="float" office:value="802216">
            <text:p>802216</text:p>
          </table:table-cell>
          <table:table-cell table:formula="of:=[.B96]+[.C95]" office:value-type="float" office:value="17203837">
            <text:p>17203837</text:p>
          </table:table-cell>
          <table:table-cell office:value-type="string">
            <text:p>not used currently. <text:s/>Probably will move here from jxl. <text:s/>Can go for now.</text:p>
          </table:table-cell>
          <table:table-cell office:value-type="string">
            <text:p>Gone</text:p>
          </table:table-cell>
          <table:table-cell table:number-columns-repeated="3"/>
        </table:table-row>
        <table:table-row table:style-name="ro1">
          <table:table-cell office:value-type="string">
            <text:p>h2-1.1.109.jar</text:p>
          </table:table-cell>
          <table:table-cell office:value-type="float" office:value="1163608">
            <text:p>1163608</text:p>
          </table:table-cell>
          <table:table-cell table:formula="of:=[.B97]+[.C96]" office:value-type="float" office:value="18367445">
            <text:p>18367445</text:p>
          </table:table-cell>
          <table:table-cell table:number-columns-repeated="5"/>
        </table:table-row>
        <table:table-row table:style-name="ro1">
          <table:table-cell office:value-type="string">
            <text:p>jfreechart-1.0.11.jar</text:p>
          </table:table-cell>
          <table:table-cell office:value-type="float" office:value="1360956">
            <text:p>1360956</text:p>
          </table:table-cell>
          <table:table-cell table:formula="of:=[.B98]+[.C97]" office:value-type="float" office:value="19728401">
            <text:p>19728401</text:p>
          </table:table-cell>
          <table:table-cell table:number-columns-repeated="5"/>
        </table:table-row>
        <table:table-row table:style-name="ro1">
          <table:table-cell office:value-type="string">
            <text:p>jasperreports-2.0.2.jar</text:p>
          </table:table-cell>
          <table:table-cell office:value-type="float" office:value="1788352">
            <text:p>1788352</text:p>
          </table:table-cell>
          <table:table-cell table:formula="of:=[.B99]+[.C98]" office:value-type="float" office:value="21516753">
            <text:p>21516753</text:p>
          </table:table-cell>
          <table:table-cell office:value-type="string">
            <text:p>maybe can be factored out</text:p>
          </table:table-cell>
          <table:table-cell table:number-columns-repeated="4"/>
        </table:table-row>
        <table:table-row table:style-name="ro1">
          <table:table-cell office:value-type="string">
            <text:p>itext-1.4.8.jar</text:p>
          </table:table-cell>
          <table:table-cell office:value-type="float" office:value="1891191">
            <text:p>1891191</text:p>
          </table:table-cell>
          <table:table-cell table:formula="of:=[.B100]+[.C99]" office:value-type="float" office:value="23407944">
            <text:p>23407944</text:p>
          </table:table-cell>
          <table:table-cell table:number-columns-repeated="5"/>
        </table:table-row>
        <table:table-row table:style-name="ro1">
          <table:table-cell office:value-type="string">
            <text:p>hibernate-3.2.6.ga.jar</text:p>
          </table:table-cell>
          <table:table-cell office:value-type="float" office:value="2274768">
            <text:p>2274768</text:p>
          </table:table-cell>
          <table:table-cell table:formula="of:=[.B101]+[.C100]" office:value-type="float" office:value="25682712">
            <text:p>25682712</text:p>
          </table:table-cell>
          <table:table-cell office:value-type="string">
            <text:p>Talk of upgrade</text:p>
          </table:table-cell>
          <table:table-cell table:number-columns-repeated="4"/>
        </table:table-row>
        <table:table-row table:style-name="ro1">
          <table:table-cell office:value-type="string">
            <text:p>derby-10.4.2.0.jar</text:p>
          </table:table-cell>
          <table:table-cell office:value-type="float" office:value="2446767">
            <text:p>2446767</text:p>
          </table:table-cell>
          <table:table-cell table:formula="of:=[.B102]+[.C101]" office:value-type="float" office:value="28129479">
            <text:p>28129479</text:p>
          </table:table-cell>
          <table:table-cell office:value-type="string">
            <text:p>Only partial support – can go </text:p>
          </table:table-cell>
          <table:table-cell office:value-type="string">
            <text:p>Gone</text:p>
          </table:table-cell>
          <table:table-cell table:number-columns-repeated="3"/>
        </table:table-row>
        <table:table-row table:style-name="ro1">
          <table:table-cell office:value-type="string">
            <text:p>spring-2.5.6.jar</text:p>
          </table:table-cell>
          <table:table-cell office:value-type="float" office:value="2949500">
            <text:p>2949500</text:p>
          </table:table-cell>
          <table:table-cell table:formula="of:=[.B103]+[.C102]" office:value-type="float" office:value="31078979">
            <text:p>31078979</text:p>
          </table:table-cell>
          <table:table-cell table:number-columns-repeated="5"/>
        </table:table-row>
        <table:table-row table:style-name="ro1">
          <table:table-cell office:value-type="string">
            <text:p>webwork-2.2.6.jar</text:p>
          </table:table-cell>
          <table:table-cell office:value-type="float" office:value="3218671">
            <text:p>3218671</text:p>
          </table:table-cell>
          <table:table-cell table:formula="of:=[.B104]+[.C103]" office:value-type="float" office:value="34297650">
            <text:p>34297650</text:p>
          </table:table-cell>
          <table:table-cell office:value-type="string">
            <text:p>Obsolete – need to move towards Struts2/Spring MVC/??</text:p>
          </table:table-cell>
          <table:table-cell table:number-columns-repeated="4"/>
        </table:table-row>
        <table:table-row table:style-name="ro1">
          <table:table-cell office:value-type="string">
            <text:p>jdtcore-3.1.0.jar</text:p>
          </table:table-cell>
          <table:table-cell office:value-type="float" office:value="3555707">
            <text:p>3555707</text:p>
          </table:table-cell>
          <table:table-cell table:formula="of:=[.B105]+[.C104]" office:value-type="float" office:value="37853357">
            <text:p>37853357</text:p>
          </table:table-cell>
          <table:table-cell office:value-type="string">
            <text:p>Can go</text:p>
          </table:table-cell>
          <table:table-cell office:value-type="string">
            <text:p>Go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 table:formula="of:=SUM([.B2:.B105])" office:value-type="float" office:value="37853357">
            <text:p>3785335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4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5-05T14:37:38</dc:date>
    <dc:creator>Bob Jolliffe</dc:creator>
    <meta:document-statistic meta:table-count="1" meta:cell-count="417" meta:object-count="0"/>
    <meta:user-defined meta:name="Info 1"/>
    <meta:user-defined meta:name="Info 2"/>
    <meta:user-defined meta:name="Info 3"/>
    <meta:user-defined meta:name="Info 4"/>
  </office:meta>
</office:document-meta>
</file>